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8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Liberation Serif" style:font-name-complex="Liberation Serif"/>
    </style:style>
    <style:style style:name="P3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style="italic" fo:font-weight="normal" fo:background-color="transparent" style:font-name-asian="Liberation Serif" style:font-name-complex="Liberation Serif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Liberation Serif" style:font-name-complex="Liberation Serif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6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8" style:family="paragraph" style:parent-style-name="Standard">
      <style:paragraph-properties fo:line-height="100%" fo:text-align="start" style:justify-single-word="false"/>
    </style:style>
    <style:style style:name="P9" style:family="paragraph" style:parent-style-name="Standard">
      <style:paragraph-properties fo:line-height="100%" fo:text-align="start" style:justify-single-word="false"/>
      <style:text-properties style:text-underline-style="solid" style:text-underline-width="auto" style:text-underline-color="font-color" fo:font-weight="bold" officeooo:rsid="001051cb" officeooo:paragraph-rsid="001051cb" style:font-weight-asian="bold" style:font-weight-complex="bold"/>
    </style:style>
    <style:style style:name="P10" style:family="paragraph" style:parent-style-name="Standard">
      <style:paragraph-properties fo:line-height="100%" fo:text-align="start" style:justify-single-word="false"/>
      <style:text-properties style:font-name="Liberation Serif1" fo:font-size="10.5pt" fo:font-style="normal" style:text-underline-style="none" officeooo:rsid="001051cb" officeooo:paragraph-rsid="001051cb" style:font-size-asian="10.5pt" style:font-style-asian="normal" style:font-size-complex="10.5pt" style:font-style-complex="normal"/>
    </style:style>
    <style:style style:name="P11" style:family="paragraph" style:parent-style-name="Standard">
      <style:paragraph-properties fo:line-height="100%" fo:text-align="start" style:justify-single-word="false"/>
      <style:text-properties style:font-name="Liberation Serif1" fo:font-size="10.5pt" fo:font-style="normal" style:text-underline-style="none" officeooo:rsid="00119e0e" officeooo:paragraph-rsid="00119e0e" style:font-size-asian="10.5pt" style:font-style-asian="normal" style:font-size-complex="10.5pt" style:font-style-complex="normal"/>
    </style:style>
    <style:style style:name="P12" style:family="paragraph" style:parent-style-name="Standard">
      <style:paragraph-properties fo:line-height="100%" fo:text-align="start" style:justify-single-word="false"/>
      <style:text-properties style:font-name="Liberation Serif1" fo:font-size="10.5pt" fo:font-style="normal" style:text-underline-style="none" officeooo:rsid="00134ebc" officeooo:paragraph-rsid="00134ebc" style:font-size-asian="10.5pt" style:font-style-asian="normal" style:font-size-complex="10.5pt" style:font-style-complex="normal"/>
    </style:style>
    <style:style style:name="T1" style:family="text">
      <style:text-properties style:use-window-font-color="true" style:font-name="Liberation Serif" fo:font-size="12pt" fo:font-style="italic" fo:font-weight="normal" fo:background-color="transparent" loext:char-shading-value="0" style:font-name-asian="Liberation Serif" style:font-name-complex="Liberation Serif"/>
    </style:style>
    <style:style style:name="T2" style:family="text">
      <style:text-properties style:use-window-font-color="true" style:font-name="Liberation Serif" fo:font-size="12pt" fo:font-style="italic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Liberation Serif" style:font-name-complex="Liberation Serif"/>
    </style:style>
    <style:style style:name="T3" style:family="text">
      <style:text-properties style:use-window-font-color="true" style:font-name="Liberation Serif" fo:font-size="12pt" fo:font-weight="normal" fo:background-color="transparent" loext:char-shading-value="0" style:font-name-asian="Liberation Serif" style:font-name-complex="Liberation Serif"/>
    </style:style>
    <style:style style:name="T4" style:family="text">
      <style:text-properties style:use-window-font-color="true" style:font-name="Calibri1" fo:font-size="12pt" fo:font-style="italic" fo:font-weight="normal" fo:background-color="transparent" loext:char-shading-value="0" style:font-name-asian="Calibri1" style:font-name-complex="Calibri1"/>
    </style:style>
    <style:style style:name="T5" style:family="text">
      <style:text-properties style:use-window-font-color="true" style:font-name="Calibri1" fo:font-size="12pt" fo:font-weight="normal" fo:background-color="transparent" loext:char-shading-value="0" style:font-name-asian="Calibri1" style:font-name-complex="Calibri1"/>
    </style:style>
    <style:style style:name="T6" style:family="text">
      <style:text-properties style:use-window-font-color="true" fo:font-size="12pt" fo:font-weight="normal" fo:background-color="transparent" loext:char-shading-value="0" style:font-name-asian="Liberation Serif" style:font-name-complex="Liberation Serif"/>
    </style:style>
    <style:style style:name="T7" style:family="text">
      <style:text-properties style:use-window-font-color="true" fo:font-weight="normal" fo:background-color="transparent" loext:char-shading-value="0" style:font-name-asian="Liberation Serif" style:font-name-complex="Liberation Seri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atabases Project Phase 4 Documentation</text:p>
      <text:p text:style-name="P2">Exotica Restaurant Database Management System</text:p>
      <text:p text:style-name="P6"/>
      <text:p text:style-name="P3">By</text:p>
      <text:p text:style-name="P3">Abhinav Shukla, 201302135</text:p>
      <text:p text:style-name="P3">Tanmay Sahay, 201301173</text:p>
      <text:p text:style-name="P6"/>
      <text:p text:style-name="P4">Front Tier</text:p>
      <text:p text:style-name="P1"><text:span text:style-name="T1">adminlogin.php </text:span><text:span text:style-name="T3">– enables the administrator to log into the system</text:span></text:p>
      <text:p text:style-name="P1"><text:span text:style-name="T1">cashier.php </text:span><text:span text:style-name="T3">– enables the cashier to add, view and delete bills</text:span></text:p>
      <text:p text:style-name="P1"><text:span text:style-name="T1">chef.php </text:span><text:span text:style-name="T3">– enables the chef to see details of the various items and request items</text:span></text:p>
      <text:p text:style-name="P1"><text:span text:style-name="T1">customerregistration.php </text:span><text:span text:style-name="T3">– enables a customer to register to the restaurant</text:span></text:p>
      <text:p text:style-name="P1"><text:span text:style-name="T1">home.php </text:span><text:span text:style-name="T3">– landing page for the web app</text:span></text:p>
      <text:p text:style-name="P1"><text:span text:style-name="T1">kitchen_staff.php </text:span><text:span text:style-name="T3">– enables the kitchen staff to see details of ingredients, orders and waiters responsible</text:span></text:p>
      <text:p text:style-name="P1"><text:span text:style-name="T1">login.php </text:span><text:span text:style-name="T3">– enables an employee to log in</text:span></text:p>
      <text:p text:style-name="P1"><text:span text:style-name="T1">logout.php </text:span><text:span text:style-name="T3">– enables an employee to log out</text:span></text:p>
      <text:p text:style-name="P1"><text:span text:style-name="T1">supply_staff.php </text:span><text:span text:style-name="T3">– enables the supply staff to see the ingredients they are required to provide</text:span></text:p>
      <text:p text:style-name="P1"><text:span text:style-name="T1">waiter.php </text:span><text:span text:style-name="T3">– enables the waiter to see the ID of the order</text:span></text:p>
      <text:p text:style-name="P5">The manager has CRUD capabilities.</text:p>
      <text:p text:style-name="P7"/>
      <text:p text:style-name="P4">Middle Tier</text:p>
      <text:p text:style-name="P5">Embedded in the front tier.</text:p>
      <text:p text:style-name="P7"/>
      <text:p text:style-name="P4">Database Tier</text:p>
      <text:p text:style-name="P5">The following are the tables in the database along with their fields.</text:p>
      <text:p text:style-name="P1"><text:span text:style-name="T1">managers – </text:span><text:span text:style-name="T3">id (integer, primary key), name(varchar)</text:span></text:p>
      <text:p text:style-name="P1"><text:span text:style-name="T1">bills </text:span><text:span text:style-name="T4">– </text:span><text:span text:style-name="T5">bill_no (integer, primary key), order_id (integer, foreign key), price(integer), cashier_id (integer, foreign key)</text:span></text:p>
      <text:p text:style-name="P1"><text:span text:style-name="T1">inventory </text:span><text:span text:style-name="T4">– </text:span><text:span text:style-name="T5">item_id (integer, primary key), quantity (integer), item_name (varchar, foreign key), supply_requested</text:span></text:p>
      <text:p text:style-name="P1"><text:span text:style-name="T1">customers </text:span><text:span text:style-name="T4">– </text:span><text:span text:style-name="T5">id (integer, primary key), name (varchar), contact_no (integer), address (varchar)</text:span></text:p>
      <text:p text:style-name="P1"><text:span text:style-name="T1">orders </text:span><text:span text:style-name="T4">– </text:span><text:span text:style-name="T5">id (integer, primary key), items (varchar), waiter_id (integer, foreign key), cook_id (integer, foreign key), prepared (boolean), delivered (boolean)</text:span></text:p>
      <text:p text:style-name="P1"><text:span text:style-name="T1">items </text:span><text:span text:style-name="T4">– </text:span><text:span text:style-name="T5">item_id (integer, primary key), quantity (integer), item_name (varchar, foreign key), supply_requested (boolean)</text:span></text:p>
      <text:p text:style-name="P1"><text:span text:style-name="T1">employees </text:span><text:span text:style-name="T4">– </text:span><text:span text:style-name="T5">id (integer, primary key), username (varchar), password (varchar), first_name (varchar), last_name (varchar), user_type (varchar)</text:span></text:p>
      <text:p text:style-name="P1"><text:span text:style-name="T1">restaurant </text:span><text:span text:style-name="T4">– </text:span><text:span text:style-name="T5">id (integer, primary key), name (varchar, primary key)</text:span></text:p>
      <text:p text:style-name="P7"/>
      <text:p text:style-name="P5">The following are the queries in the files mentioned at the beginning of the file.</text:p>
      <text:p text:style-name="P1"><text:span text:style-name="T2">adminlogin.php</text:span><text:span text:style-name="T1">: $sql = "SELECT * from managers WHERE username LIKE '{$username}' AND password LIKE '{$password}' LIMIT 1"; </text:span></text:p>
      <text:p text:style-name="P5">Enables administrator of the system to log into the web app.</text:p>
      <text:p text:style-name="P7"/>
      <text:p text:style-name="P1"><text:span text:style-name="T2">admin.php</text:span><text:span text:style-name="T1">: $sql="SELECT * from $tablename"; </text:span></text:p>
      <text:p text:style-name="P5">Here, the table name is bills. So, the query is to get all pertaining data from said table.</text:p>
      <text:p text:style-name="P7"/>
      <text:p text:style-name="P1"><text:soft-page-break/><text:span text:style-name="T2">admin.php</text:span><text:span text:style-name="T1">: $result=$mysqli-&gt;query("SELECT * from bills where order_id like {$order_id}"); </text:span></text:p>
      <text:p text:style-name="P5">This enables one to get all the details of a bill for a given order id.</text:p>
      <text:p text:style-name="P7"/>
      <text:p text:style-name="P1"><text:span text:style-name="T2">cashier.php</text:span><text:span text:style-name="T1">: $sql="SELECT * from $tablename"; </text:span></text:p>
      <text:p text:style-name="P5">Here, the table name is bills. So, the query is to get all pertaining data from said table.</text:p>
      <text:p text:style-name="P7"/>
      <text:p text:style-name="P1"><text:span text:style-name="T2">cashier.php</text:span><text:span text:style-name="T1">: $result=$mysqli-&gt;query("SELECT * from bills where order_id like {$order_id}"); </text:span></text:p>
      <text:p text:style-name="P5">This enables one to get all the details of a bill for a given order id.</text:p>
      <text:p text:style-name="P7"/>
      <text:p text:style-name="P1"><text:span text:style-name="T2">chef.php</text:span><text:span text:style-name="T1">: $sql="SELECT * from $tablename"; </text:span></text:p>
      <text:p text:style-name="P5">Here, the table name is inventory. So, the query is to get all pertaining data from said table.</text:p>
      <text:p text:style-name="P7"/>
      <text:p text:style-name="P1"><text:span text:style-name="T2">customerregistration.php</text:span><text:span text:style-name="T1">: $result = $mysqli-&gt;query("SELECT * from customers WHERE contact_no = '{$contact_no}' LIMIT 1"); </text:span></text:p>
      <text:p text:style-name="P5">This query fetches all the details of a customer for a given contact number.</text:p>
      <text:p text:style-name="P7"/>
      <text:p text:style-name="P1"><text:span text:style-name="T2">deliveryman.php</text:span><text:span text:style-name="T1">: $sql="SELECT * from $tablename"; </text:span></text:p>
      <text:p text:style-name="P5">Here, the table name is orders. So, the query is to get all pertaining data from said table.</text:p>
      <text:p text:style-name="P7"/>
      <text:p text:style-name="P1"><text:span text:style-name="T2">kitchen_staff.php</text:span><text:span text:style-name="T1">: $sql="SELECT * from $tablename"; </text:span></text:p>
      <text:p text:style-name="P5">Here, the table name is orders. So, the query is to get all pertaining data from said table.</text:p>
      <text:p text:style-name="P7"/>
      <text:p text:style-name="P1"><text:span text:style-name="T2">login.php</text:span><text:span text:style-name="T1">: $sql = "SELECT * from employees WHERE username LIKE '{$username}' AND password LIKE '{$password}' LIMIT 1"; </text:span></text:p>
      <text:p text:style-name="P5">Enables an employee of the system to log into the web app.</text:p>
      <text:p text:style-name="P7"/>
      <text:p text:style-name="P1"><text:span text:style-name="T2">register.php</text:span><text:span text:style-name="T1">: $result = $mysqli-&gt;query("SELECT username from employees WHERE username = '{$username}' LIMIT 1"); </text:span></text:p>
      <text:p text:style-name="P5">The above query checks if a given username already exists by checking the table of employees.</text:p>
      <text:p text:style-name="P7"/>
      <text:p text:style-name="P1"><text:span text:style-name="T2">supply_staff.php</text:span><text:span text:style-name="T1">: $sql="SELECT * from $tablename"; </text:span></text:p>
      <text:p text:style-name="P5">Here, the table name is inventory. So, the query is to get all pertaining data from said table.</text:p>
      <text:p text:style-name="P7"/>
      <text:p text:style-name="P1"><text:span text:style-name="T2">viewrecords.php</text:span><text:span text:style-name="T1">: $sql="SELECT * from $tablename"; </text:span></text:p>
      <text:p text:style-name="P5">Here, the table name is a user input. So, the query is to get all pertaining data from said table.</text:p>
      <text:p text:style-name="P7"/>
      <text:p text:style-name="P1"><text:span text:style-name="T2">waiter.php</text:span><text:span text:style-name="T1">: $sql="SELECT * from $tablename";</text:span></text:p>
      <text:p text:style-name="P5">Here, the table name is orders. So, the query is to get all pertaining data from said table.</text:p>
      <text:p text:style-name="P7"/>
      <text:p text:style-name="P4">DML Commands for manipulation of the tables</text:p>
      <text:p text:style-name="P1"><text:span text:style-name="T2">admin.php</text:span><text:span text:style-name="T1">: $result=$mysqli-&gt;query("insert into bills (id, order_id, price, cashier_id, time) VALUES (NULL, ".$order_id.", ".$price.", ".$cashier_id.", NULL)"); </text:span></text:p>
      <text:p text:style-name="P7"/>
      <text:p text:style-name="P1"><text:span text:style-name="T2">cashier.php</text:span><text:span text:style-name="T1">: $result=$mysqli-&gt;query("insert into bills (id, order_id, price, cashier_id, time) VALUES (NULL, ".$order_id.", ".$price.", ".$cashier_id.", NULL)"); </text:span></text:p>
      <text:p text:style-name="P7"/>
      <text:p text:style-name="P1"><text:span text:style-name="T2">chef.php</text:span><text:span text:style-name="T1">: $result=$mysqli-&gt;query("insert into inventory (item_id, quantity, item_name, supply_requested) VALUES (NULL, 0, '".$name."','YES')"); </text:span></text:p>
      <text:p text:style-name="P7"/>
      <text:p text:style-name="P1"><text:span text:style-name="T2">customerregistration.php</text:span><text:span text:style-name="T1">: $sql = "insert into customers (id, name, contact_no, address) VALUES </text:span><text:soft-page-break/><text:span text:style-name="T1">(NULL, '".$name."', '".$contact_no."', '".$address."')"; </text:span></text:p>
      <text:p text:style-name="P1"><text:span text:style-name="T2">supply_staff.php</text:span><text:span text:style-name="T1">: $result=$mysqli-&gt;query("insert into inventory (item_id, quantity, item_name, supply_requested) VALUES (NULL, {$quantity}, '".$name."','NO')"); </text:span></text:p>
      <text:p text:style-name="P7"/>
      <text:p text:style-name="P1"><text:span text:style-name="T2">waiter.php</text:span><text:span text:style-name="T1">: $result=$mysqli-&gt;query("insert into orders (id, items, waiter_id, cook_id, prepared, delivered) VALUES (NULL,'".$items."',".$waiter_id.",".$cook_id.",'NO','NO')");</text:span></text:p>
      <text:p text:style-name="P1"/>
      <text:p text:style-name="P9">DDL Commands for Creation of Tables</text:p>
      <text:p text:style-name="P10"><text:span text:style-name="T7">create table bills(</text:span></text:p>
      <text:p text:style-name="P10"><text:span text:style-name="T7"><text:s text:c="4"/>-&gt; id int(11) NOT NULL UNIQUE AUTO_INCREMENT,</text:span></text:p>
      <text:p text:style-name="P10"><text:span text:style-name="T7"><text:s text:c="4"/>-&gt; order_id int(11) NOT NULL UNIQUE,</text:span></text:p>
      <text:p text:style-name="P10"><text:span text:style-name="T7"><text:s text:c="4"/>-&gt; price int(11) NOT NULL,</text:span></text:p>
      <text:p text:style-name="P10"><text:span text:style-name="T7"><text:s text:c="4"/>-&gt; cashier_id int(11) NOT NULL,</text:span></text:p>
      <text:p text:style-name="P10"><text:span text:style-name="T7"><text:s text:c="4"/>-&gt; time timestamp NOT NULL,</text:span></text:p>
      <text:p text:style-name="P10"><text:span text:style-name="T7"><text:s text:c="4"/>-&gt; FOREIGN KEY (cashier_id) REFERENCES employees (id) ON DELETE CASCADE,</text:span></text:p>
      <text:p text:style-name="P10"><text:span text:style-name="T7"><text:s text:c="4"/>-&gt; FOREIGN KEY (order_id) REFERENCES orders (id) ON DELETE CASCADE,</text:span></text:p>
      <text:p text:style-name="P10"><text:span text:style-name="T7"><text:s text:c="4"/>-&gt; PRIMARY KEY (id)) AUTO_INCREMENT = 1;</text:span></text:p>
      <text:p text:style-name="P10"/>
      <text:p text:style-name="P10"><text:span text:style-name="T7">create table customers(</text:span></text:p>
      <text:p text:style-name="P10"><text:span text:style-name="T7"><text:s text:c="4"/>-&gt; id int(11) UNIQUE NOT NULL AUTO_INCREMENT,</text:span></text:p>
      <text:p text:style-name="P10"><text:span text:style-name="T7"><text:s text:c="4"/>-&gt; name varchar(255) NOT NULL,</text:span></text:p>
      <text:p text:style-name="P10"><text:span text:style-name="T7"><text:s text:c="4"/>-&gt; contact_no varchar(255) NOT NULL UNIQUE,</text:span></text:p>
      <text:p text:style-name="P10"><text:span text:style-name="T7"><text:s text:c="4"/>-&gt; address varchar(511) NOT NULL) AUTO_INCREMENT=1;</text:span></text:p>
      <text:p text:style-name="P10"/>
      <text:p text:style-name="P11">create table employees(</text:p>
      <text:p text:style-name="P11"><text:s text:c="4"/>-&gt; id int(11) NOT NULL UNIQUE AUTO_INCREMENT,</text:p>
      <text:p text:style-name="P11"><text:s text:c="4"/>-&gt; username varchar(255) NOT NULL UNIQUE,</text:p>
      <text:p text:style-name="P11"><text:s text:c="4"/>-&gt; password varchar(255) NOT NULL,</text:p>
      <text:p text:style-name="P11"><text:s text:c="4"/>-&gt; first_name varchar(255) NOT NULL,</text:p>
      <text:p text:style-name="P11"><text:s text:c="4"/>-&gt; last_name varchar(255) NOT NULL,</text:p>
      <text:p text:style-name="P11"><text:s text:c="4"/>-&gt; user_type varchar(255) NOT NULL,</text:p>
      <text:p text:style-name="P11"><text:s text:c="4"/>-&gt; PRIMARY KEY(id))AUTO_INCREMENT=1;</text:p>
      <text:p text:style-name="P10"/>
      <text:p text:style-name="P11"><text:span text:style-name="T7">create table inventory(</text:span></text:p>
      <text:p text:style-name="P11"><text:span text:style-name="T7"><text:s text:c="4"/>-&gt; item_id int(11) NOT NULL UNIQUE AUTO_INCREMENT,</text:span></text:p>
      <text:p text:style-name="P11"><text:span text:style-name="T7"><text:s text:c="4"/>-&gt; quantity int(11),</text:span></text:p>
      <text:p text:style-name="P11"><text:span text:style-name="T7"><text:s text:c="4"/>-&gt; item_name varchar(255),</text:span></text:p>
      <text:p text:style-name="P11"><text:span text:style-name="T7"><text:s text:c="4"/>-&gt; supply_requested varchar(20) DEFAULT 'NO',</text:span></text:p>
      <text:p text:style-name="P11"><text:span text:style-name="T7"><text:s text:c="4"/>-&gt; PRIMARY KEY (item_id))AUTO_INCREMENT=1;</text:span></text:p>
      <text:p text:style-name="P11"/>
      <text:p text:style-name="P11"><text:span text:style-name="T7">create table items(</text:span></text:p>
      <text:p text:style-name="P11"><text:span text:style-name="T7"><text:s text:c="4"/>-&gt; price int(11) NOT NULL,</text:span></text:p>
      <text:p text:style-name="P11"><text:span text:style-name="T7"><text:s text:c="4"/>-&gt; description varchar(1023) NOT NULL,</text:span></text:p>
      <text:p text:style-name="P11"><text:span text:style-name="T7"><text:s text:c="4"/>-&gt; item_id varchar(255) NOT NULL UNIQUE,</text:span></text:p>
      <text:p text:style-name="P11"><text:span text:style-name="T7"><text:s text:c="4"/>-&gt; PRIMARY KEY (item_id));</text:span></text:p>
      <text:p text:style-name="P11"/>
      <text:p text:style-name="P11"/>
      <text:p text:style-name="P11"/>
      <text:p text:style-name="P11"/>
      <text:p text:style-name="P11"/>
      <text:p text:style-name="P11"><text:span text:style-name="T7">create table managers(</text:span></text:p>
      <text:p text:style-name="P11"><text:span text:style-name="T7"><text:s text:c="4"/>-&gt; id int(11) NOT NULL UNIQUE AUTO_INCREMENT,</text:span></text:p>
      <text:p text:style-name="P11"><text:span text:style-name="T7"><text:s text:c="4"/>-&gt; first_name varchar(255) NOT NULL,</text:span></text:p>
      <text:p text:style-name="P11"><text:span text:style-name="T7"><text:s text:c="4"/>-&gt; last_name varchar(255) NOT NULL,</text:span></text:p>
      <text:p text:style-name="P11"><text:span text:style-name="T7"><text:s text:c="4"/>-&gt; username varchar(255) NOT NULL UNIQUE,</text:span></text:p>
      <text:p text:style-name="P11"><text:soft-page-break/><text:span text:style-name="T7"><text:s text:c="4"/>-&gt; password varchar(255) NOT NULL,</text:span></text:p>
      <text:p text:style-name="P11"><text:span text:style-name="T7"><text:s text:c="4"/>-&gt; PRIMARY KEY (id)) AUTO_INCREMENT=1;</text:span></text:p>
      <text:p text:style-name="P11"/>
      <text:p text:style-name="P11">create table orders(</text:p>
      <text:p text:style-name="P11"><text:s text:c="4"/>-&gt; id int(11) NOT NULL UNIQUE AUTO_INCREMENT,</text:p>
      <text:p text:style-name="P11"><text:s text:c="4"/>-&gt; items varchar(255) NOT NULL,</text:p>
      <text:p text:style-name="P11"><text:s text:c="4"/>-&gt; waiter_id int(11) NOT NULL,</text:p>
      <text:p text:style-name="P11"><text:s text:c="4"/>-&gt; cook_id int(11) NOT NULL,</text:p>
      <text:p text:style-name="P11"><text:s text:c="4"/>-&gt; prepared varchar(10) NOT NULL DEFAULT 'NO',</text:p>
      <text:p text:style-name="P11"><text:s text:c="4"/>-&gt; delivered varchar(10) NOT NULL DEFAULT 'NO',</text:p>
      <text:p text:style-name="P11"><text:s text:c="4"/>-&gt; PRIMARY KEY (id),</text:p>
      <text:p text:style-name="P11"><text:s text:c="4"/>-&gt; FOREIGN KEY (waiter_id) REFERENCES employees (id), </text:p>
      <text:p text:style-name="P11"><text:s text:c="4"/>-&gt; FOREIGN KEY (items) REFERENCES items(item_id)) AUTO_INCREMENT=1;</text:p>
      <text:p text:style-name="P11"/>
      <text:p text:style-name="P12">create table restaurant(</text:p>
      <text:p text:style-name="P12"><text:s text:c="4"/>-&gt; name varchar(20) NOT NULL UNIQUE,</text:p>
      <text:p text:style-name="P12"><text:s text:c="4"/>-&gt; contact_no varchar(20) NOT NULL UNIQUE,</text:p>
      <text:p text:style-name="P12"><text:s text:c="4"/>-&gt; address varchar(255) NOT NULL UNIQUE,</text:p>
      <text:p text:style-name="P12"><text:s text:c="4"/>-&gt; PRIMARY KEY (name)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13T19:43:32.854362504</dc:date>
    <meta:editing-duration>PT1H3M54S</meta:editing-duration>
    <meta:editing-cycles>3</meta:editing-cycles>
    <meta:generator>LibreOffice/4.2.7.2$Linux_X86_64 LibreOffice_project/420m0$Build-2</meta:generator>
    <meta:document-statistic meta:table-count="0" meta:image-count="0" meta:object-count="0" meta:page-count="4" meta:paragraph-count="121" meta:word-count="996" meta:character-count="7399" meta:non-whitespace-character-count="6249"/>
  </office:meta>
</office:document-meta>
</file>